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500000018E161861F66C74BED.png" manifest:media-type="image/png"/>
  <manifest:file-entry manifest:full-path="Pictures/100000010000032000000258AA5CC8A76673716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rtition" draw:opacity="10%" draw:fill-image-width="28.222cm" draw:fill-image-height="21.167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ch2_options="{'Style': 'rainbow_dash', 'Language': 'C++', 'UseCharStyles': False, 'LineNumberRatio': 100, 'LineNumberStart': 1, 'MasterCharStyle': '', 'ShowLineNumbers': 0, 'ColourizeBackground': 1, 'LineNumberSeparator': '  ', 'LineNumberPaddingSymbol': '', 'StoreOptionsWithSnippet': 1}" draw:stroke="solid" draw:fill="solid" draw:fill-color="#ffffff" fo:min-height="10.008cm"/>
      <style:paragraph-properties style:writing-mode="lr-tb"/>
    </style:style>
    <style:style style:name="gr4" style:family="graphic" style:parent-style-name="standard">
      <style:graphic-properties ch2_options="{'Style': 'rainbow_dash', 'Language': 'C++', 'UseCharStyles': False, 'LineNumberRatio': 100, 'LineNumberStart': 1, 'MasterCharStyle': '', 'ShowLineNumbers': 0, 'ColourizeBackground': 1, 'LineNumberSeparator': '  ', 'LineNumberPaddingSymbol': '', 'StoreOptionsWithSnippet': 1}" draw:stroke="solid" draw:fill="solid" draw:fill-color="#ffffff" fo:min-height="3.963cm"/>
      <style:paragraph-properties style:writing-mode="lr-tb"/>
    </style:style>
    <style:style style:name="gr5" style:family="graphic" style:parent-style-name="standard">
      <style:graphic-properties ch2_options="{'Style': 'rainbow_dash', 'Language': 'C++', 'UseCharStyles': False, 'LineNumberRatio': 100, 'LineNumberStart': 1, 'MasterCharStyle': '', 'ShowLineNumbers': 0, 'ColourizeBackground': 1, 'LineNumberSeparator': '  ', 'LineNumberPaddingSymbol': '', 'StoreOptionsWithSnippet': 1}" draw:stroke="solid" draw:fill="solid" draw:fill-color="#ffffff" fo:min-height="2.514cm"/>
      <style:paragraph-properties style:writing-mode="lr-tb"/>
    </style:style>
    <style:style style:name="gr6" style:family="graphic" style:parent-style-name="standard">
      <style:graphic-properties ch2_options="{'Style': 'rainbow_dash', 'Language': 'C++', 'UseCharStyles': False, 'LineNumberRatio': 100, 'LineNumberStart': 1, 'MasterCharStyle': '', 'ShowLineNumbers': 0, 'ColourizeBackground': 1, 'LineNumberSeparator': '  ', 'LineNumberPaddingSymbol': '', 'StoreOptionsWithSnippet': 1}" draw:stroke="solid" draw:fill="solid" draw:fill-color="#ffffff" fo:min-height="4.15cm"/>
      <style:paragraph-properties style:writing-mode="lr-tb"/>
    </style:style>
    <style:style style:name="gr7" style:family="graphic" style:parent-style-name="standard">
      <style:graphic-properties ch2_options="{'Style': 'rainbow_dash', 'Language': 'C++', 'UseCharStyles': False, 'LineNumberRatio': 100, 'LineNumberStart': 1, 'MasterCharStyle': '', 'ShowLineNumbers': 0, 'ColourizeBackground': 1, 'LineNumberSeparator': '  ', 'LineNumberPaddingSymbol': '', 'StoreOptionsWithSnippet': 1}" draw:stroke="solid" draw:fill="solid" draw:fill-color="#ffffff" fo:min-height="2.097cm"/>
      <style:paragraph-properties style:writing-mode="lr-tb"/>
    </style:style>
    <style:style style:name="gr8" style:family="graphic" style:parent-style-name="standard">
      <style:graphic-properties ch2_options="{'Style': 'rainbow_dash', 'Language': 'C++', 'UseCharStyles': False, 'LineNumberRatio': 100, 'LineNumberStart': 1, 'MasterCharStyle': '', 'ShowLineNumbers': 0, 'ColourizeBackground': 1, 'LineNumberSeparator': '  ', 'LineNumberPaddingSymbol': '', 'StoreOptionsWithSnippet': 1}" draw:stroke="solid" draw:fill="solid" draw:fill-color="#ffffff" fo:min-height="8.963cm"/>
      <style:paragraph-properties style:writing-mode="lr-tb"/>
    </style:style>
    <style:style style:name="pr1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Courier New"/>
    </style:style>
    <style:style style:name="P5" style:family="paragraph">
      <loext:graphic-properties draw:fill="solid" draw:fill-color="#ffffff"/>
      <style:text-properties style:font-name="Courier New" fo:font-size="15pt" style:font-size-asian="15pt" style:font-size-complex="15pt"/>
    </style:style>
    <style:style style:name="P6" style:family="paragraph">
      <loext:graphic-properties draw:fill="solid" draw:fill-color="#ffffff"/>
      <style:text-properties style:font-name="Courier New" fo:font-size="12pt" style:font-size-asian="12pt" style:font-size-complex="12pt"/>
    </style:style>
    <style:style style:name="P7" style:family="paragraph">
      <loext:graphic-properties draw:fill="solid" draw:fill-color="#ffffff"/>
      <style:text-properties style:font-name="Courier New" fo:font-size="13pt" style:font-size-asian="13pt" style:font-size-complex="13pt"/>
    </style:style>
    <style:style style:name="P8" style:family="paragraph">
      <loext:graphic-properties draw:fill="solid" draw:fill-color="#ffffff"/>
      <style:text-properties style:font-name="Courier New" fo:font-size="14pt" style:font-size-asian="14pt" style:font-size-complex="14pt"/>
    </style:style>
    <style:style style:name="T1" style:family="text">
      <style:text-properties fo:font-size="32pt"/>
    </style:style>
    <style:style style:name="T2" style:family="text">
      <style:text-properties fo:color="#ce181e" loext:opacity="100%"/>
    </style:style>
    <style:style style:name="T3" style:family="text">
      <style:text-properties fo:color="#2c5dcd" loext:opacity="100%" fo:font-size="15pt" fo:language="zxx" fo:country="none" fo:font-style="normal" style:text-underline-style="none" fo:font-weight="bold" fo:background-color="transparent" style:font-size-asian="15pt" style:font-size-complex="15pt"/>
    </style:style>
    <style:style style:name="T4" style:family="text">
      <style:text-properties fo:color="#cbcbcb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5" style:family="text">
      <style:text-properties fo:color="#00000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6" style:family="text">
      <style:text-properties fo:color="#2c5dcd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7" style:family="text">
      <style:text-properties fo:color="#5918bb" loext:opacity="100%" fo:font-size="15pt" fo:language="zxx" fo:country="none" fo:font-style="normal" style:text-underline-style="none" fo:font-weight="bold" fo:background-color="transparent" style:font-size-asian="15pt" style:font-size-complex="15pt"/>
    </style:style>
    <style:style style:name="T8" style:family="text">
      <style:text-properties fo:color="#ff8c00" loext:opacity="100%" fo:font-size="15pt" fo:language="zxx" fo:country="none" fo:font-style="normal" style:text-underline-style="none" fo:font-weight="bold" fo:background-color="transparent" style:font-size-asian="15pt" style:font-weight-asian="bold" style:font-size-complex="15pt" style:font-weight-complex="bold"/>
    </style:style>
    <style:style style:name="T9" style:family="text">
      <style:text-properties fo:color="#ff8000" loext:opacity="100%" fo:font-size="15pt" fo:language="zxx" fo:country="none" fo:font-style="normal" style:text-underline-style="none" fo:font-weight="bold" fo:background-color="transparent" style:font-size-asian="15pt" style:font-size-complex="15pt"/>
    </style:style>
    <style:style style:name="T10" style:family="text">
      <style:text-properties fo:color="#cbcbcb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11" style:family="text">
      <style:text-properties fo:color="#5918bb" loext:opacity="100%" fo:font-size="13pt" fo:language="zxx" fo:country="none" fo:font-style="normal" style:text-underline-style="none" fo:font-weight="bold" fo:background-color="transparent" style:font-size-asian="13pt" style:font-size-complex="13pt"/>
    </style:style>
    <style:style style:name="T12" style:family="text">
      <style:text-properties fo:color="#ff8000" loext:opacity="100%" fo:font-size="13pt" fo:language="zxx" fo:country="none" fo:font-style="normal" style:text-underline-style="none" fo:font-weight="bold" fo:background-color="transparent" style:font-size-asian="13pt" style:font-size-complex="13pt"/>
    </style:style>
    <style:style style:name="T13" style:family="text">
      <style:text-properties fo:color="#000000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14" style:family="text">
      <style:text-properties fo:color="#2c5dcd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15" style:family="text">
      <style:text-properties fo:color="#2c5dcd" loext:opacity="100%" fo:font-size="13pt" fo:language="zxx" fo:country="none" fo:font-style="normal" style:text-underline-style="none" fo:font-weight="bold" fo:background-color="transparent" style:font-size-asian="13pt" style:font-size-complex="13pt"/>
    </style:style>
    <style:style style:name="T16" style:family="text">
      <style:text-properties fo:color="#cbcbcb" loext:opacity="100%" fo:font-size="18pt" fo:language="zxx" fo:country="none" fo:font-style="normal" style:text-underline-style="none" fo:font-weight="normal" fo:background-color="transparent" style:font-size-asian="15pt" style:font-size-complex="15pt"/>
    </style:style>
    <style:style style:name="T17" style:family="text"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8" style:family="text">
      <style:text-properties fo:color="#2c5dcd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9" style:family="text">
      <style:text-properties fo:color="#cbcbcb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20" style:family="text">
      <style:text-properties fo:color="#2c5dcd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21" style:family="text">
      <style:text-properties fo:color="#5918bb" loext:opacity="100%" fo:font-size="14pt" fo:language="zxx" fo:country="none" fo:font-style="normal" style:text-underline-style="none" fo:font-weight="bold" fo:background-color="transparent" style:font-size-asian="14pt" style:font-size-complex="14pt"/>
    </style:style>
    <style:style style:name="T22" style:family="text">
      <style:text-properties fo:color="#cbcbcb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23" style:family="text">
      <style:text-properties fo:color="#ff8000" loext:opacity="100%" fo:font-size="14pt" fo:language="zxx" fo:country="none" fo:font-style="normal" style:text-underline-style="none" fo:font-weight="bold" fo:background-color="transparent" style:font-size-asian="14pt" style:font-size-complex="14pt"/>
    </style:style>
    <style:style style:name="T24" style:family="text">
      <style:text-properties fo:color="#000000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25" style:family="text">
      <style:text-properties fo:color="#2c5dcd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26" style:family="text">
      <style:text-properties fo:color="#2c5dcd" loext:opacity="100%" fo:font-size="14pt" fo:language="zxx" fo:country="none" fo:font-style="normal" style:text-underline-style="none" fo:font-weight="bold" fo:background-color="transparent" style:font-size-asian="14pt" style:font-size-complex="14pt"/>
    </style:style>
    <style:style style:name="T27" style:family="text">
      <style:text-properties fo:color="#318495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28" style:family="text">
      <style:text-properties fo:color="#00cc66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ouer des sons avec Q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lass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QT propose la classe <text:a xlink:href="http://doc.qt.io/qt-6/qmediaplayer.html" xlink:type="simple">QMediaPlayer</text:a><text:s/>permettant de jouer du son et/ou des vidéos.</text:p>
              </text:list-item>
              <text:list-item>
                <text:p>Cette classe fait partie du module <text:span text:style-name="T2">multimedia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Jouer un s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 se propose d'utiliser une interface graphique permettant de choisir le fichier à jouer.</text:p>
              </text:list-item>
            </text:list>
          </draw:text-box>
        </draw:frame>
        <draw:frame draw:style-name="gr2" draw:text-style-name="P3" draw:layer="layout" svg:width="12.5cm" svg:height="1.06cm" svg:x="6.8cm" svg:y="9.9cm">
          <draw:image xlink:href="Pictures/100000000000011500000018E161861F66C74B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Jouer un s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ans Widget.h</text:p>
              </text:list-item>
            </text:list>
          </draw:text-box>
        </draw:frame>
        <draw:frame draw:style-name="gr3" draw:text-style-name="P5" draw:layer="layout" svg:width="27.007cm" svg:height="10.258cm" svg:x="0.575cm" svg:y="4.942cm">
          <draw:text-box>
            <text:p text:style-name="P4"><text:span text:style-name="T3">private</text:span><text:span text:style-name="T4"> </text:span><text:span text:style-name="T5">slots</text:span><text:span text:style-name="T6">:</text:span></text:p>
            <text:p text:style-name="P4"><text:span text:style-name="T4"/></text:p>
            <text:p text:style-name="P4"><text:span text:style-name="T4"><text:s text:c="4"/></text:span><text:span text:style-name="T7">void</text:span><text:span text:style-name="T4"> </text:span><text:span text:style-name="T8">on_pushButtonChooseFile_clicked</text:span><text:span text:style-name="T5">();</text:span></text:p>
            <text:p text:style-name="P4"><text:span text:style-name="T4"><text:s text:c="4"/></text:span><text:span text:style-name="T7">void</text:span><text:span text:style-name="T4"> </text:span><text:span text:style-name="T9">on_pushButtonPlayExternalSound_clicked</text:span><text:span text:style-name="T5">();</text:span></text:p>
            <text:p text:style-name="P4"><text:span text:style-name="T4"><text:s text:c="4"/></text:span></text:p>
            <text:p text:style-name="P4"><text:span text:style-name="T10"><text:s text:c="5"/></text:span><text:span text:style-name="T11">void</text:span><text:span text:style-name="T10"> </text:span><text:span text:style-name="T12">onQMediaPlayer_errorOccured</text:span><text:span text:style-name="T13">(QMediaPlayer</text:span><text:span text:style-name="T14">::</text:span><text:span text:style-name="T13">Error</text:span><text:span text:style-name="T10"> </text:span><text:span text:style-name="T13">error,</text:span><text:span text:style-name="T10"> </text:span><text:span text:style-name="T15">const</text:span><text:span text:style-name="T10"> </text:span><text:span text:style-name="T13">QString</text:span><text:span text:style-name="T10"> </text:span><text:span text:style-name="T14">&amp;</text:span><text:span text:style-name="T13">errorString);</text:span></text:p>
            <text:p text:style-name="P4"><text:span text:style-name="T4"><text:s text:c="4"/></text:span><text:span text:style-name="T7">void</text:span><text:span text:style-name="T4"> </text:span><text:span text:style-name="T9">onQMediaPlayer_playbackStateChanged</text:span><text:span text:style-name="T5">(QMediaPlayer</text:span><text:span text:style-name="T6">::</text:span><text:span text:style-name="T5">PlaybackState</text:span><text:span text:style-name="T4"> </text:span><text:span text:style-name="T5">newState);</text:span></text:p>
            <text:p text:style-name="P4"><text:span text:style-name="T4"><text:s text:c="4"/></text:span></text:p>
            <text:p text:style-name="P4"><text:span text:style-name="T4"/></text:p>
            <text:p text:style-name="P4"><text:span text:style-name="T3">private</text:span><text:span text:style-name="T6">:</text:span></text:p>
            <text:p text:style-name="P4"><text:span text:style-name="T4"><text:s text:c="4"/></text:span><text:span text:style-name="T5">Ui</text:span><text:span text:style-name="T6">::</text:span><text:span text:style-name="T5">Widget</text:span><text:span text:style-name="T4"> </text:span><text:span text:style-name="T6">*</text:span><text:span text:style-name="T5">ui;</text:span></text:p>
            <text:p text:style-name="P4"><text:span text:style-name="T16"/></text:p>
            <text:p text:style-name="P4"><text:span text:style-name="T4"><text:s text:c="4"/></text:span><text:span text:style-name="T5">QString</text:span><text:span text:style-name="T4"> </text:span><text:span text:style-name="T5">nomFichier;</text:span></text:p>
            <text:p text:style-name="P4"><text:span text:style-name="T4"><text:s text:c="4"/></text:span><text:span text:style-name="T5">QMediaPlayer</text:span><text:span text:style-name="T4"> </text:span><text:span text:style-name="T5">player;</text:span></text:p>
            <text:p text:style-name="P4"><text:span text:style-name="T4"><text:s text:c="4"/></text:span><text:span text:style-name="T5">QAudioOutput</text:span><text:span text:style-name="T4"> </text:span><text:span text:style-name="T5">sortieAudio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Jouer un s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ans Widget.cpp</text:p>
              </text:list-item>
            </text:list>
          </draw:text-box>
        </draw:frame>
        <draw:frame draw:style-name="gr4" draw:text-style-name="P6" draw:layer="layout" svg:width="27.879cm" svg:height="4.213cm" svg:x="0.121cm" svg:y="4.887cm">
          <draw:text-box>
            <text:p text:style-name="P4"><text:span text:style-name="T17">Widget</text:span><text:span text:style-name="T18">::</text:span><text:span text:style-name="T17">Widget(QWidget</text:span><text:span text:style-name="T19"> </text:span><text:span text:style-name="T18">*</text:span><text:span text:style-name="T17">parent)</text:span></text:p>
            <text:p text:style-name="P4"><text:span text:style-name="T19"><text:s text:c="4"/></text:span><text:span text:style-name="T18">:</text:span><text:span text:style-name="T19"> </text:span><text:span text:style-name="T17">QWidget(parent)</text:span></text:p>
            <text:p text:style-name="P4"><text:span text:style-name="T19"><text:s text:c="4"/></text:span><text:span text:style-name="T17">,</text:span><text:span text:style-name="T19"> </text:span><text:span text:style-name="T17">ui(</text:span><text:span text:style-name="T20">new</text:span><text:span text:style-name="T19"> </text:span><text:span text:style-name="T17">Ui</text:span><text:span text:style-name="T18">::</text:span><text:span text:style-name="T17">Widget)</text:span></text:p>
            <text:p text:style-name="P4"><text:span text:style-name="T17">{</text:span></text:p>
            <text:p text:style-name="P4"><text:span text:style-name="T19"><text:s text:c="4"/></text:span><text:span text:style-name="T17">ui</text:span><text:span text:style-name="T18">-&gt;</text:span><text:span text:style-name="T17">setupUi(</text:span><text:span text:style-name="T20">this</text:span><text:span text:style-name="T17">);</text:span></text:p>
            <text:p text:style-name="P4"><text:span text:style-name="T19"><text:s text:c="4"/></text:span><text:span text:style-name="T17">connect(</text:span><text:span text:style-name="T18">&amp;</text:span><text:span text:style-name="T17">player,</text:span><text:span text:style-name="T18">&amp;</text:span><text:span text:style-name="T17">QMediaPlayer</text:span><text:span text:style-name="T18">::</text:span><text:span text:style-name="T17">errorOccurred,</text:span><text:span text:style-name="T20">this</text:span><text:span text:style-name="T17">,</text:span><text:span text:style-name="T18">&amp;</text:span><text:span text:style-name="T17">Widget</text:span><text:span text:style-name="T18">::</text:span><text:span text:style-name="T17">onQMediaPlayer_errorOccured);</text:span></text:p>
            <text:p text:style-name="P4"><text:span text:style-name="T19"><text:s text:c="4"/></text:span><text:span text:style-name="T17">connect(</text:span><text:span text:style-name="T18">&amp;</text:span><text:span text:style-name="T17">player,</text:span><text:span text:style-name="T18">&amp;</text:span><text:span text:style-name="T17">QMediaPlayer</text:span><text:span text:style-name="T18">::</text:span><text:span text:style-name="T17">playbackStateChanged,</text:span><text:span text:style-name="T20">this</text:span><text:span text:style-name="T17">,</text:span><text:span text:style-name="T18">&amp;</text:span><text:span text:style-name="T17">Widget</text:span><text:span text:style-name="T18">::</text:span><text:span text:style-name="T17">onQMediaPlayer_playbackStateC</text:span><text:span text:style-name="T17">hanged);</text:span></text:p>
            <text:p text:style-name="P4"><text:span text:style-name="T17">}</text:span></text:p>
          </draw:text-box>
        </draw:frame>
        <draw:frame draw:style-name="gr5" draw:text-style-name="P5" draw:layer="layout" svg:width="15.3cm" svg:height="2.764cm" svg:x="0.8cm" svg:y="8.536cm">
          <draw:text-box>
            <text:p text:style-name="P4"><text:span text:style-name="T7">void</text:span><text:span text:style-name="T4"> </text:span><text:span text:style-name="T9">Widget::on_pushButtonChooseFile_clicked</text:span><text:span text:style-name="T5">()</text:span></text:p>
            <text:p text:style-name="P4"><text:span text:style-name="T5">{</text:span></text:p>
            <text:p text:style-name="P4"><text:span text:style-name="T4"><text:s text:c="4"/></text:span><text:span text:style-name="T5">nomFichier</text:span><text:span text:style-name="T6">=</text:span><text:span text:style-name="T5">QFileDialog</text:span><text:span text:style-name="T6">::</text:span><text:span text:style-name="T5">getOpenFileName();</text:span></text:p>
            <text:p text:style-name="P4"><text:span text:style-name="T5">}</text:span></text:p>
          </draw:text-box>
        </draw:frame>
        <draw:frame draw:style-name="gr6" draw:text-style-name="P5" draw:layer="layout" svg:width="18.7cm" svg:height="4.458cm" svg:x="5.3cm" svg:y="10.9cm">
          <draw:text-box>
            <text:p text:style-name="P4"><text:span text:style-name="T7">void</text:span><text:span text:style-name="T4"> </text:span><text:span text:style-name="T9">Widget::on_pushButtonPlayExternalSound_clicked</text:span><text:span text:style-name="T5">()</text:span></text:p>
            <text:p text:style-name="P4"><text:span text:style-name="T5">{</text:span></text:p>
            <text:p text:style-name="P4"><text:span text:style-name="T4"><text:s text:c="4"/></text:span><text:span text:style-name="T5">player.setAudioOutput(</text:span><text:span text:style-name="T6">&amp;</text:span><text:span text:style-name="T5">sortieAudio);</text:span></text:p>
            <text:p text:style-name="P4"><text:span text:style-name="T4"><text:s text:c="4"/></text:span><text:span text:style-name="T5">player.setSource(QUrl</text:span><text:span text:style-name="T6">::</text:span><text:span text:style-name="T5">fromLocalFile(nomFichier));</text:span></text:p>
            <text:p text:style-name="P4"><text:span text:style-name="T4"><text:s text:c="4"/></text:span><text:span text:style-name="T5">sortieAudio.setVolume(</text:span><text:span text:style-name="T7">50</text:span><text:span text:style-name="T5">);</text:span></text:p>
            <text:p text:style-name="P4"><text:span text:style-name="T4"><text:s text:c="4"/></text:span><text:span text:style-name="T5">player.play();</text:span></text:p>
            <text:p text:style-name="P4"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Jouer un son</text:p>
          </draw:text-box>
        </draw:frame>
        <draw:frame presentation:style-name="pr4" draw:layer="layout" svg:width="25.199cm" svg:height="9.134cm" svg:x="1.4cm" svg:y="2.885cm" presentation:class="outline" presentation:user-transformed="true">
          <draw:text-box>
            <text:list text:style-name="L2">
              <text:list-item>
                <text:p>Dans Widget.cpp</text:p>
              </text:list-item>
            </text:list>
          </draw:text-box>
        </draw:frame>
        <draw:frame draw:style-name="gr7" draw:text-style-name="P7" draw:layer="layout" svg:width="27.245cm" svg:height="2.347cm" svg:x="0.155cm" svg:y="4.153cm">
          <draw:text-box>
            <text:p text:style-name="P4"><text:span text:style-name="T11">void</text:span><text:span text:style-name="T10"> </text:span><text:span text:style-name="T12">Widget::onQMediaPlayer_errorOccured</text:span><text:span text:style-name="T13">(QMediaPlayer</text:span><text:span text:style-name="T14">::</text:span><text:span text:style-name="T13">Er</text:span><text:span text:style-name="T13">ror</text:span><text:span text:style-name="T10"> </text:span><text:span text:style-name="T13">error,</text:span><text:span text:style-name="T10"> </text:span><text:span text:style-name="T15">const</text:span><text:span text:style-name="T10"> </text:span><text:span text:style-name="T13">QString</text:span><text:span text:style-name="T10"> </text:span><text:span text:style-name="T14">&amp;</text:span><text:span text:style-name="T13">errorString)</text:span></text:p>
            <text:p text:style-name="P4"><text:span text:style-name="T13">{</text:span></text:p>
            <text:p text:style-name="P4"><text:span text:style-name="T10"><text:s text:c="4"/></text:span><text:span text:style-name="T13">qDebug()</text:span><text:span text:style-name="T14">&lt;&lt;</text:span><text:span text:style-name="T13">errorString;</text:span></text:p>
            <text:p text:style-name="P4"><text:span text:style-name="T13">}</text:span></text:p>
          </draw:text-box>
        </draw:frame>
        <draw:frame draw:style-name="gr8" draw:text-style-name="P8" draw:layer="layout" svg:width="26.042cm" svg:height="9.213cm" svg:x="0.957cm" svg:y="6.2cm">
          <draw:text-box>
            <text:p text:style-name="P4"><text:span text:style-name="T21">void</text:span><text:span text:style-name="T22"> </text:span><text:span text:style-name="T23">Widget::onQMediaPlayer_playbackStateChanged</text:span><text:span text:style-name="T24">(QMediaPlayer</text:span><text:span text:style-name="T25">::</text:span><text:span text:style-name="T24">PlaybackState</text:span><text:span text:style-name="T22"> </text:span><text:span text:style-name="T24">newState)</text:span></text:p>
            <text:p text:style-name="P4"><text:span text:style-name="T24">{</text:span></text:p>
            <text:p text:style-name="P4"><text:span text:style-name="T22"><text:s text:c="4"/></text:span><text:span text:style-name="T24">QString</text:span><text:span text:style-name="T22"> </text:span><text:span text:style-name="T24">etat;</text:span></text:p>
            <text:p text:style-name="P4"><text:span text:style-name="T22"><text:s text:c="4"/></text:span><text:span text:style-name="T26">switch</text:span><text:span text:style-name="T22"> </text:span><text:span text:style-name="T24">(newState)</text:span><text:span text:style-name="T22"> </text:span><text:span text:style-name="T24">{</text:span></text:p>
            <text:p text:style-name="P4"><text:span text:style-name="T22"><text:s text:c="4"/></text:span><text:span text:style-name="T26">case</text:span><text:span text:style-name="T22"> </text:span><text:span text:style-name="T27">QMediaPlayer</text:span><text:span text:style-name="T25">::</text:span><text:span text:style-name="T27">StoppedState</text:span><text:span text:style-name="T22"> </text:span><text:span text:style-name="T24">:</text:span></text:p>
            <text:p text:style-name="P4"><text:span text:style-name="T22"><text:s text:c="8"/></text:span><text:span text:style-name="T24">etat</text:span><text:span text:style-name="T25">=</text:span><text:span text:style-name="T28">"Stopped"</text:span><text:span text:style-name="T24">;</text:span></text:p>
            <text:p text:style-name="P4"><text:span text:style-name="T22"><text:s text:c="8"/></text:span><text:span text:style-name="T26">break</text:span><text:span text:style-name="T24">;</text:span></text:p>
            <text:p text:style-name="P4"><text:span text:style-name="T22"><text:s text:c="4"/></text:span><text:span text:style-name="T26">case</text:span><text:span text:style-name="T22"> </text:span><text:span text:style-name="T27">QMediaPlayer</text:span><text:span text:style-name="T25">::</text:span><text:span text:style-name="T27">PlayingState</text:span><text:span text:style-name="T22"> </text:span><text:span text:style-name="T24">:</text:span></text:p>
            <text:p text:style-name="P4"><text:span text:style-name="T22"><text:s text:c="8"/></text:span><text:span text:style-name="T24">etat</text:span><text:span text:style-name="T25">=</text:span><text:span text:style-name="T28">"Playing"</text:span><text:span text:style-name="T24">;</text:span></text:p>
            <text:p text:style-name="P4"><text:span text:style-name="T22"><text:s text:c="8"/></text:span><text:span text:style-name="T26">break</text:span><text:span text:style-name="T24">;</text:span></text:p>
            <text:p text:style-name="P4"><text:span text:style-name="T22"><text:s text:c="4"/></text:span><text:span text:style-name="T26">case</text:span><text:span text:style-name="T22"> </text:span><text:span text:style-name="T27">QMediaPlayer</text:span><text:span text:style-name="T25">::</text:span><text:span text:style-name="T27">PausedState</text:span><text:span text:style-name="T22"> </text:span><text:span text:style-name="T24">:</text:span></text:p>
            <text:p text:style-name="P4"><text:span text:style-name="T22"><text:s text:c="8"/></text:span><text:span text:style-name="T24">etat</text:span><text:span text:style-name="T25">=</text:span><text:span text:style-name="T28">"Paused"</text:span><text:span text:style-name="T24">;</text:span></text:p>
            <text:p text:style-name="P4"><text:span text:style-name="T22"><text:s text:c="8"/></text:span><text:span text:style-name="T26">break</text:span><text:span text:style-name="T24">;</text:span></text:p>
            <text:p text:style-name="P4"><text:span text:style-name="T22"><text:s text:c="4"/></text:span><text:span text:style-name="T24">}</text:span></text:p>
            <text:p text:style-name="P4"><text:span text:style-name="T22"><text:s text:c="4"/></text:span><text:span text:style-name="T24">qDebug()</text:span><text:span text:style-name="T25">&lt;&lt;</text:span><text:span text:style-name="T24">etat;</text:span></text:p>
            <text:p text:style-name="P4"><text:span text:style-name="T2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Variante avec QProgressBa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jouter une QProgressBar à votre interface.</text:p>
              </text:list-item>
              <text:list-item>
                <text:p>Pour savoir quelle valeur Max donner à la progressBar, il faut connaitre la durée du son.</text:p>
              </text:list-item>
              <text:list-item>
                <text:p>La durée est connue lorsque le signal <text:a xlink:href="http://doc.qt.io/qt-6/qmediaplayer.html#durationChanged" xlink:type="simple">durationChanged</text:a><text:s/>est émis.</text:p>
              </text:list-item>
              <text:list-item>
                <text:p>L'avancement de la lecture du son est connu grâce à l'envoi régulier du signal <text:a xlink:href="http://doc.qt.io/qt-6/qmediaplayer.html#positionChanged" xlink:type="simple">positionChanged</text:a><text:s/>par le play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partition" xlink:href="Pictures/100000010000032000000258AA5CC8A7667371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bitmap" draw:fill-image-name="partition" draw:opacity="10%" style:repeat="stretch" draw:shadow-opacity="10%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partition" draw:opacity="1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2-10T10:54:49.786984891</meta:creation-date>
    <dc:date>2023-12-06T11:20:42.178925716</dc:date>
    <meta:editing-duration>PT2H5M6S</meta:editing-duration>
    <meta:editing-cycles>14</meta:editing-cycles>
    <meta:generator>LibreOffice/7.5.5.2$Linux_X86_64 LibreOffice_project/50$Build-2</meta:generator>
    <dc:creator>Didier BERNARD</dc:creator>
    <meta:document-statistic meta:object-count="55"/>
  </office:meta>
</office:document-meta>
</file>